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P1" style:family="paragraph" style:parent-style-name="Table_20_Contents">
      <style:text-properties officeooo:rsid="0011d4f9" officeooo:paragraph-rsid="0011d4f9"/>
    </style:style>
    <style:style style:name="P2" style:family="paragraph" style:parent-style-name="Text_20_body">
      <style:text-properties officeooo:rsid="000347a1" officeooo:paragraph-rsid="000347a1"/>
    </style:style>
    <style:style style:name="P3" style:family="paragraph" style:parent-style-name="Text_20_body">
      <style:text-properties officeooo:rsid="0004ae89" officeooo:paragraph-rsid="0004ae89"/>
    </style:style>
    <style:style style:name="P4" style:family="paragraph" style:parent-style-name="Text_20_body">
      <style:text-properties officeooo:rsid="0004c88b" officeooo:paragraph-rsid="0004c88b"/>
    </style:style>
    <style:style style:name="P5" style:family="paragraph" style:parent-style-name="Text_20_body">
      <style:text-properties officeooo:rsid="000650f5" officeooo:paragraph-rsid="000650f5"/>
    </style:style>
    <style:style style:name="P6" style:family="paragraph" style:parent-style-name="Text_20_body">
      <style:text-properties officeooo:rsid="000cc548" officeooo:paragraph-rsid="000cc548"/>
    </style:style>
    <style:style style:name="P7" style:family="paragraph" style:parent-style-name="Text_20_body">
      <style:text-properties officeooo:rsid="000d9903" officeooo:paragraph-rsid="000d9903"/>
    </style:style>
    <style:style style:name="P8" style:family="paragraph" style:parent-style-name="Text_20_body">
      <style:text-properties officeooo:rsid="00100e0f" officeooo:paragraph-rsid="00100e0f"/>
    </style:style>
    <style:style style:name="P9" style:family="paragraph" style:parent-style-name="Text_20_body">
      <style:text-properties officeooo:rsid="0012abfc" officeooo:paragraph-rsid="00137f9d"/>
    </style:style>
    <style:style style:name="P10" style:family="paragraph" style:parent-style-name="Text_20_body">
      <style:text-properties officeooo:rsid="0014afef" officeooo:paragraph-rsid="0014afef"/>
    </style:style>
    <style:style style:name="P11" style:family="paragraph" style:parent-style-name="Text_20_body">
      <style:text-properties officeooo:rsid="001ac5d3" officeooo:paragraph-rsid="001ac5d3"/>
    </style:style>
    <style:style style:name="P12" style:family="paragraph" style:parent-style-name="Text_20_body">
      <style:text-properties officeooo:rsid="001b4187" officeooo:paragraph-rsid="001b4187"/>
    </style:style>
    <style:style style:name="P13" style:family="paragraph" style:parent-style-name="Text_20_body">
      <style:text-properties officeooo:rsid="001dc24b" officeooo:paragraph-rsid="001dc24b"/>
    </style:style>
    <style:style style:name="P14" style:family="paragraph" style:parent-style-name="Text_20_body" style:list-style-name="L1">
      <style:text-properties officeooo:rsid="000347a1" officeooo:paragraph-rsid="000347a1"/>
    </style:style>
    <style:style style:name="P15" style:family="paragraph" style:parent-style-name="Text_20_body" style:list-style-name="L2">
      <style:text-properties officeooo:rsid="000347a1" officeooo:paragraph-rsid="000347a1"/>
    </style:style>
    <style:style style:name="P16" style:family="paragraph" style:parent-style-name="Text_20_body" style:list-style-name="L3">
      <style:text-properties officeooo:rsid="0004ae89" officeooo:paragraph-rsid="0004ae89"/>
    </style:style>
    <style:style style:name="P17" style:family="paragraph" style:parent-style-name="Text_20_body" style:list-style-name="L4">
      <style:text-properties officeooo:rsid="0004ae89" officeooo:paragraph-rsid="0004c88b"/>
    </style:style>
    <style:style style:name="P18" style:family="paragraph" style:parent-style-name="Text_20_body" style:list-style-name="L4">
      <style:text-properties officeooo:rsid="0004c88b" officeooo:paragraph-rsid="0004c88b"/>
    </style:style>
    <style:style style:name="P19" style:family="paragraph" style:parent-style-name="Text_20_body" style:list-style-name="L9">
      <style:text-properties officeooo:rsid="0004c88b" officeooo:paragraph-rsid="0004c88b"/>
    </style:style>
    <style:style style:name="P20" style:family="paragraph" style:parent-style-name="Text_20_body" style:list-style-name="L4">
      <style:text-properties officeooo:rsid="000be410" officeooo:paragraph-rsid="000be410"/>
    </style:style>
    <style:style style:name="P21" style:family="paragraph" style:parent-style-name="Text_20_body" style:list-style-name="L4">
      <style:text-properties officeooo:rsid="000650f5" officeooo:paragraph-rsid="000650f5"/>
    </style:style>
    <style:style style:name="P22" style:family="paragraph" style:parent-style-name="Text_20_body" style:list-style-name="L5">
      <style:text-properties officeooo:rsid="000650f5" officeooo:paragraph-rsid="000650f5"/>
    </style:style>
    <style:style style:name="P23" style:family="paragraph" style:parent-style-name="Text_20_body" style:list-style-name="L6">
      <style:text-properties officeooo:rsid="000650f5" officeooo:paragraph-rsid="000650f5"/>
    </style:style>
    <style:style style:name="P24" style:family="paragraph" style:parent-style-name="Text_20_body" style:list-style-name="L7">
      <style:text-properties officeooo:rsid="00077d4d" officeooo:paragraph-rsid="00077d4d"/>
    </style:style>
    <style:style style:name="P25" style:family="paragraph" style:parent-style-name="Text_20_body" style:list-style-name="L8">
      <style:text-properties officeooo:rsid="0007c15b" officeooo:paragraph-rsid="0007c15b"/>
    </style:style>
    <style:style style:name="P26" style:family="paragraph" style:parent-style-name="Text_20_body" style:list-style-name="L10">
      <style:text-properties officeooo:rsid="00137f9d" officeooo:paragraph-rsid="00137f9d"/>
    </style:style>
    <style:style style:name="P27" style:family="paragraph" style:parent-style-name="Text_20_body" style:list-style-name="L11">
      <style:text-properties officeooo:rsid="00137f9d" officeooo:paragraph-rsid="00137f9d"/>
    </style:style>
    <style:style style:name="P28" style:family="paragraph" style:parent-style-name="Text_20_body" style:list-style-name="L12">
      <style:text-properties officeooo:rsid="00137f9d" officeooo:paragraph-rsid="0014afef"/>
    </style:style>
    <style:style style:name="P29" style:family="paragraph" style:parent-style-name="Text_20_body" style:list-style-name="L12">
      <style:text-properties officeooo:rsid="0014afef" officeooo:paragraph-rsid="0014afef"/>
    </style:style>
    <style:style style:name="P30" style:family="paragraph" style:parent-style-name="Text_20_body" style:list-style-name="L12">
      <style:text-properties officeooo:rsid="00156d51" officeooo:paragraph-rsid="00156d51"/>
    </style:style>
    <style:style style:name="P31" style:family="paragraph" style:parent-style-name="Text_20_body" style:list-style-name="L12">
      <style:text-properties officeooo:rsid="0016828f" officeooo:paragraph-rsid="0016828f"/>
    </style:style>
    <style:style style:name="P32" style:family="paragraph" style:parent-style-name="Text_20_body" style:list-style-name="L12">
      <style:text-properties officeooo:rsid="0018d102" officeooo:paragraph-rsid="0018d102" fo:background-color="#faa61a"/>
    </style:style>
    <style:style style:name="P33" style:family="paragraph" style:parent-style-name="Text_20_body">
      <style:text-properties officeooo:rsid="00205d8c" officeooo:paragraph-rsid="00205d8c" fo:background-color="#faa61a"/>
    </style:style>
    <style:style style:name="P34" style:family="paragraph" style:parent-style-name="Text_20_body">
      <style:text-properties officeooo:rsid="0020d048" officeooo:paragraph-rsid="0020d048" fo:background-color="#faa61a"/>
    </style:style>
    <style:style style:name="P35" style:family="paragraph" style:parent-style-name="Text_20_body" style:list-style-name="L4">
      <style:text-properties officeooo:rsid="0004ae89" officeooo:paragraph-rsid="0004c88b" fo:background-color="#faa61a"/>
    </style:style>
    <style:style style:name="P36" style:family="paragraph" style:parent-style-name="Text_20_body" style:list-style-name="L12">
      <style:text-properties officeooo:rsid="0014eba0" officeooo:paragraph-rsid="0014eba0"/>
    </style:style>
    <style:style style:name="P37" style:family="paragraph" style:parent-style-name="Text_20_body">
      <style:text-properties officeooo:rsid="001ac5d3" officeooo:paragraph-rsid="001ac5d3"/>
    </style:style>
    <style:style style:name="P38" style:family="paragraph" style:parent-style-name="Text_20_body">
      <style:text-properties officeooo:rsid="001fb40f" officeooo:paragraph-rsid="001fb40f"/>
    </style:style>
    <style:style style:name="P39" style:family="paragraph" style:parent-style-name="Text_20_body">
      <style:text-properties officeooo:rsid="00205d8c" officeooo:paragraph-rsid="00205d8c"/>
    </style:style>
    <style:style style:name="P40" style:family="paragraph" style:parent-style-name="Text_20_body" style:list-style-name="L4">
      <style:text-properties officeooo:rsid="00221fcd" officeooo:paragraph-rsid="00221fcd"/>
    </style:style>
    <style:style style:name="P41" style:family="paragraph" style:parent-style-name="Text_20_body" style:list-style-name="L8">
      <style:text-properties officeooo:rsid="00244658" officeooo:paragraph-rsid="00244658"/>
    </style:style>
    <style:style style:name="P42" style:family="paragraph" style:parent-style-name="Text_20_body" style:list-style-name="L8">
      <style:text-properties style:text-line-through-style="solid" style:text-line-through-type="single" officeooo:rsid="00244658" officeooo:paragraph-rsid="00244658" fo:background-color="#faa61a"/>
    </style:style>
    <style:style style:name="P43" style:family="paragraph" style:parent-style-name="Text_20_body" style:list-style-name="L8">
      <style:text-properties officeooo:rsid="00259599" officeooo:paragraph-rsid="00259599"/>
    </style:style>
    <style:style style:name="P44" style:family="paragraph" style:parent-style-name="Text_20_body">
      <style:text-properties officeooo:rsid="00088f5a" officeooo:paragraph-rsid="00088f5a"/>
    </style:style>
    <style:style style:name="P45" style:family="paragraph" style:parent-style-name="Text_20_body">
      <style:text-properties officeooo:rsid="00268196" officeooo:paragraph-rsid="00268196"/>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fo:color="#ce181e" fo:font-style="italic" officeooo:rsid="00205d8c" style:font-style-asian="italic" style:font-style-complex="italic"/>
    </style:style>
    <style:style style:name="T11" style:family="text">
      <style:text-properties fo:color="#ce181e" fo:font-style="italic" officeooo:rsid="00272997" style:font-style-asian="italic" style:font-style-complex="italic"/>
    </style:style>
    <style:style style:name="T12" style:family="text">
      <style:text-properties officeooo:rsid="0010d198"/>
    </style:style>
    <style:style style:name="T13" style:family="text">
      <style:text-properties officeooo:rsid="0012abfc"/>
    </style:style>
    <style:style style:name="T14" style:family="text">
      <style:text-properties officeooo:rsid="00137f9d"/>
    </style:style>
    <style:style style:name="T15" style:family="text">
      <style:text-properties fo:background-color="#faa61a" loext:char-shading-value="0"/>
    </style:style>
    <style:style style:name="T16" style:family="text">
      <style:text-properties fo:background-color="#faa61a" loext:char-shading-value="0"/>
    </style:style>
    <style:style style:name="T17" style:family="text">
      <style:text-properties fo:background-color="#bcaed5" loext:char-shading-value="0"/>
    </style:style>
    <style:style style:name="T18" style:family="text">
      <style:text-properties officeooo:rsid="001c978b"/>
    </style:style>
    <style:style style:name="T19" style:family="text">
      <style:text-properties officeooo:rsid="001fd5d9"/>
    </style:style>
    <style:style style:name="T20" style:family="text">
      <style:text-properties fo:background-color="#ef413d" loext:char-shading-value="0"/>
    </style:style>
    <style:style style:name="T21" style:family="text">
      <style:text-properties officeooo:rsid="0020d048"/>
    </style:style>
    <style:style style:name="T22" style:family="text">
      <style:text-properties officeooo:rsid="00221fcd"/>
    </style:style>
    <style:style style:name="T23" style:family="text">
      <style:text-properties officeooo:rsid="00244658"/>
    </style:style>
    <style:style style:name="T24" style:family="text">
      <style:text-properties officeooo:rsid="00278d19"/>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2">This document lists the outlines of test cases for my method. </text:p>
      <text:p text:style-name="P2">Inputs: </text:p>
      <text:list xml:id="list4127558079" text:style-name="L1">
        <text:list-item>
          <text:p text:style-name="P14">event log</text:p>
        </text:list-item>
        <text:list-item>
          <text:p text:style-name="P14">petri net</text:p>
        </text:list-item>
        <text:list-item>
          <text:p text:style-name="P14">KPIs( due to simplification of our methods, KPIs are defined subjectively. )</text:p>
        </text:list-item>
      </text:list>
      <text:p text:style-name="P2">Outputs:</text:p>
      <text:list xml:id="list4201713964" text:style-name="L2">
        <text:list-item>
          <text:p text:style-name="P15">petri net with long-term dependency</text:p>
        </text:list-item>
      </text:list>
      <text:p text:style-name="P39"><text:span text:style-name="T16">Synthetic data: </text:span></text:p>
      <text:p text:style-name="P33">+++ example scenirois cases:: </text:p>
      <text:p text:style-name="P34">Inductive Miner:: on positive, add long-term dependency, without LT:</text:p>
      <text:p text:style-name="P34">Getting result of this:: </text:p>
      <text:p text:style-name="P34">TO check the confusion matrix, fitness somehow. </text:p>
      <text:p text:style-name="P34"/>
      <text:p text:style-name="P34"><text:span text:style-name="T24">Flow Variables:: <text:s/>Implementation to show the changes of weight parameters. </text:span><text:s/></text:p>
      <text:p text:style-name="P34"/>
      <text:p text:style-name="P3">Methods:</text:p>
      <text:list xml:id="list716476982" text:style-name="L3">
        <text:list-item>
          <text:p text:style-name="P16"><text:span text:style-name="T20">Inductive Miner </text:span>: </text:p>
          <text:list>
            <text:list-item>
              <text:p text:style-name="P16">full-generated model </text:p>
            </text:list-item>
            <text:list-item>
              <text:p text:style-name="P16">default setting [+ other settings??]</text:p>
            </text:list-item>
            <text:list-item>
              <text:p text:style-name="P16">positive instances, full </text:p>
            </text:list-item>
          </text:list>
        </text:list-item>
        <text:list-item>
          <text:p text:style-name="P16">Fahland’s method: <text:s/><text:span text:style-name="T10">Real life</text:span></text:p>
          <text:list>
            <text:list-item>
              <text:p text:style-name="P16">with existing model</text:p>
            </text:list-item>
            <text:list-item>
              <text:p text:style-name="P16">default setting [+ other settings??]</text:p>
            </text:list-item>
            <text:list-item>
              <text:p text:style-name="P16">positive instances :: <text:s/><text:span text:style-name="T21">filtered event log</text:span></text:p>
            </text:list-item>
          </text:list>
        </text:list-item>
        <text:list-item>
          <text:p text:style-name="P16">Marcus’s Method: <text:s/><text:span text:style-name="T10">Real life / </text:span><text:span text:style-name="T11">Case study only for specific company</text:span></text:p>
          <text:list>
            <text:list-item>
              <text:p text:style-name="P16">with existing model</text:p>
            </text:list-item>
            <text:list-item>
              <text:p text:style-name="P16">default setting </text:p>
            </text:list-item>
            <text:list-item>
              <text:p text:style-name="P16">positive instance</text:p>
            </text:list-item>
          </text:list>
        </text:list-item>
        <text:list-item>
          <text:p text:style-name="P16">Our method – dfg-method: <text:s/></text:p>
          <text:list>
            <text:list-item>
              <text:p text:style-name="P16">with existing model </text:p>
            </text:list-item>
            <text:list-item>
              <text:p text:style-name="P16"><text:soft-page-break/>default setting [+ other settings]</text:p>
            </text:list-item>
            <text:list-item>
              <text:p text:style-name="P16">full event log</text:p>
            </text:list-item>
          </text:list>
        </text:list-item>
      </text:list>
      <text:p text:style-name="P2"/>
      <text:p text:style-name="P2">Control Variables: </text:p>
      <text:p text:style-name="P2">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specific trace variant, it can lead to negative and positive instances. This possibility of negative instances is remarked as P(trace_variant_neg). <text:s/></text:span></text:p>
      <text:p text:style-name="P3">Also, the complexity of existing model might affect the result of algorithms. <text:span text:style-name="T2">So event logs with different complexity should be presented. </text:span></text:p>
      <text:p text:style-name="P4">Last, the type of model can play a role on the success of methods. </text:p>
      <text:p text:style-name="P2">There are control variables in the followings:</text:p>
      <text:list xml:id="list3616370201" text:style-name="L4">
        <text:list-item>
          <text:p text:style-name="P17">complexity of existing model</text:p>
          <text:list>
            <text:list-item>
              <text:p text:style-name="P18"><text:span text:style-name="T9">simple models</text:span> with events size &lt; 10, <text:s/>types of relations (Seq, Parallel, Xor, Loop), 0&lt;type num &lt;3, 0&lt; each num &lt;3</text:p>
              <text:list>
                <text:list-item>
                  <text:p text:style-name="P40">under a <text:s/>fixed setting but different models… 5 times</text:p>
                </text:list-item>
                <text:list-item>
                  <text:p text:style-name="P40"/>
                </text:list-item>
              </text:list>
            </text:list-item>
            <text:list-item>
              <text:p text:style-name="P18">normal models, <text:s/>10&lt; event size &lt;20, <text:s/>2&lt; relations num &lt; 4, each is 3&lt;?&lt;5</text:p>
            </text:list-item>
            <text:list-item>
              <text:p text:style-name="P18">complex models with events size &gt; 20, 3&lt;type num&lt; 5, each is 5&lt;??</text:p>
            </text:list-item>
            <text:list-item>
              <text:p text:style-name="P20">In total, we will use 6*3 models for simulation tests.</text:p>
            </text:list-item>
          </text:list>
        </text:list-item>
        <text:list-item>
          <text:p text:style-name="P17">P(log_neg): the possibility of negative trace variants in data</text:p>
          <text:list>
            <text:list-item>
              <text:p text:style-name="P35">// <text:span text:style-name="T22">challenge:: performance, how to act;; 50% pos, 50% neg;; <text:s/></text:span></text:p>
            </text:list-item>
            <text:list-item>
              <text:p text:style-name="P21">all traces of one trace variant are labeled the same</text:p>
            </text:list-item>
            <text:list-item>
              <text:p text:style-name="P21">Randomly label those variant and then apply the method</text:p>
            </text:list-item>
          </text:list>
        </text:list-item>
        <text:list-item>
          <text:p text:style-name="P18">P(trace_neg): the possibility of negative instances in one trace variant, <text:span text:style-name="T6">to make the result convincing, we use 3 different P(log_neg) to conduct this experiment </text:span></text:p>
          <text:list>
            <text:list-item>
              <text:p text:style-name="P21">trace variant contains different labels</text:p>
            </text:list-item>
            <text:list-item>
              <text:p text:style-name="P21">Randomly label those variant </text:p>
            </text:list-item>
          </text:list>
        </text:list-item>
      </text:list>
      <text:p text:style-name="P4"/>
      <text:p text:style-name="P5">Measurements: </text:p>
      <text:p text:style-name="P5">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4030221059" text:style-name="L5">
        <text:list-item>
          <text:p text:style-name="P22"><text:soft-page-break/>Confusion matrix</text:p>
        </text:list-item>
      </text:list>
      <text:list xml:id="list3106660563" text:style-name="L6">
        <text:list-item>
          <text:p text:style-name="P23">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55058459039523" text:continue-numbering="true" text:style-name="L6">
        <text:list-header>
          <text:p text:style-name="P23"/>
        </text:list-header>
        <text:list-item>
          <text:p text:style-name="P23">Other measurements driven from confusion matrix</text:p>
          <text:list>
            <text:list-item>
              <text:p text:style-name="P23">Precision</text:p>
            </text:list-item>
            <text:list-item>
              <text:p text:style-name="P23">Accuracy</text:p>
            </text:list-item>
            <text:list-item>
              <text:p text:style-name="P23">Recall</text:p>
            </text:list-item>
            <text:list-item>
              <text:p text:style-name="P23">F-score</text:p>
            </text:list-item>
          </text:list>
        </text:list-item>
      </text:list>
      <text:list xml:id="list155059463616878" text:continue-list="list4030221059" text:style-name="L5">
        <text:list-item>
          <text:p text:style-name="P22">Simplicity :: <text:span text:style-name="T23">ProM plugin in</text:span></text:p>
        </text:list-item>
      </text:list>
      <text:list xml:id="list2182824147" text:style-name="L7">
        <text:list-item>
          <text:p text:style-name="P24">subjectively judged by the events number in the model, and the types of relation</text:p>
        </text:list-item>
      </text:list>
      <text:list xml:id="list155059418890973" text:continue-list="list155059463616878" text:style-name="L5">
        <text:list-item>
          <text:p text:style-name="P22">Fitness : </text:p>
        </text:list-item>
      </text:list>
      <text:list xml:id="list3652384450" text:style-name="L8">
        <text:list-item>
          <text:list>
            <text:list-item>
              <text:p text:style-name="P25">the number for positive instances in event log to the model by using plugin in ProM</text:p>
            </text:list-item>
          </text:list>
        </text:list-item>
        <text:list-item>
          <text:p text:style-name="P41">Precision: ProM in way</text:p>
        </text:list-item>
        <text:list-item>
          <text:p text:style-name="P43">Generality: to divide data set into train and test.. event log, to check the generality.. </text:p>
          <text:list>
            <text:list-item>
              <text:p text:style-name="P43">test confusion matrix</text:p>
            </text:list-item>
            <text:list-item>
              <text:p text:style-name="P43">test sampled from the same event log</text:p>
            </text:list-item>
          </text:list>
        </text:list-item>
        <text:list-item>
          <text:p text:style-name="P42">Similarity: <text:s/></text:p>
        </text:list-item>
      </text:list>
      <text:list xml:id="list3639523542" text:style-name="L9">
        <text:list-header>
          <text:p text:style-name="P19"/>
        </text:list-header>
      </text:list>
      <text:p text:style-name="P44">Representation Samples: </text:p>
      <text:p text:style-name="P45">F-score:: <text:s/>to represent it, explain it additionally… </text:p>
      <text:p text:style-name="P8"><draw:frame draw:style-name="fr1" draw:name="Object1" text:anchor-type="paragraph" svg:width="6.298in" svg:height="3.5457in" draw:z-index="0"><draw:object xlink:href="./Object 1" xlink:type="simple" xlink:show="embed" xlink:actuate="onLoad"/><draw:image xlink:href="./ObjectReplacements/Object 1" xlink:type="simple" xlink:show="embed" xlink:actuate="onLoad"/></draw:frame><text:soft-page-break/>For a certain event log, but varied P(log_neg), <text:s/>we get a plot for precision shown in the following: <text:span text:style-name="T9">[Fake Data at first]</text:span></text:p>
      <text:p text:style-name="P8">For a fixed P(log_neg), <text:span text:style-name="T12">but varied on the P(trace_log), we have result on recall on it. </text:span></text:p>
      <text:p text:style-name="P8"/>
      <text:p text:style-name="P8"><draw:frame draw:style-name="fr1" draw:name="Object2" text:anchor-type="paragraph" svg:width="8.0217in" svg:height="5.1528in" draw:z-index="1"><draw:object xlink:href="./Object 2" xlink:type="simple" xlink:show="embed" xlink:actuate="onLoad"/><draw:image xlink:href="./ObjectReplacements/Object 2" xlink:type="simple" xlink:show="embed" xlink:actuate="onLoad"/></draw:frame></text:p>
      <text:p text:style-name="P6"><text:soft-page-break/>The total number of experiments can will be: </text:p>
      <text:p text:style-name="P6">For P(log_neg): <text:s/>4(methods num)*5(single test unit)*10(control values) = 200</text:p>
      <text:p text:style-name="P6">For P(trace_neg): <text:s/>4*5*10*3(fixed log_neg types) = 600</text:p>
      <text:p text:style-name="P6">For Simplicity: 3*6 = 18 </text:p>
      <text:p text:style-name="P7">18*(200 + 600) = <text:s/>14400!!! </text:p>
      <text:p text:style-name="P6">!!!!! </text:p>
      <text:p text:style-name="P6">It is a lot of those tests!!! I can’t afford this!!! <text:span text:style-name="T7">Must automate it!!! </text:span><text:s/><text:span text:style-name="T8">Even automation can’t help it!!! My goddess!! </text:span></text:p>
      <text:p text:style-name="P6"/>
      <text:p text:style-name="P6">How to automate the experiments <text:span text:style-name="T13">in KNIME??</text:span>?? <text:span text:style-name="T14">Workflow: </text:span></text:p>
      <text:list xml:id="list2890564435" text:style-name="L10">
        <text:list-item>
          <text:p text:style-name="P26">Generate Petri net [Flow Variables to control complexity]</text:p>
        </text:list-item>
        <text:list-item>
          <text:p text:style-name="P26">Generate <text:s/>Event Log[ Flow Variables to control noises] </text:p>
        </text:list-item>
        <text:list-item>
          <text:p text:style-name="P26">Label Event Log [Flow Variables to control negative percentage, one in log, one in trace]</text:p>
        </text:list-item>
        <text:list-item>
          <text:p text:style-name="P26">Repair Model in 4 methods</text:p>
          <text:list>
            <text:list-item>
              <text:p text:style-name="P26">Inductive Miner</text:p>
            </text:list-item>
            <text:list-item>
              <text:p text:style-name="P26">Fahland’s method</text:p>
            </text:list-item>
            <text:list-item>
              <text:p text:style-name="P26">Marcus’ method</text:p>
            </text:list-item>
            <text:list-item>
              <text:p text:style-name="P26">My Method</text:p>
            </text:list-item>
          </text:list>
        </text:list-item>
        <text:list-item>
          <text:p text:style-name="P26">Output Petri net</text:p>
        </text:list-item>
        <text:list-item>
          <text:p text:style-name="P26">Evaluate result with event log and petri net</text:p>
        </text:list-item>
      </text:list>
      <text:list xml:id="list2437846385" text:style-name="L11">
        <text:list-item>
          <text:list>
            <text:list-item>
              <text:p text:style-name="P27">Inductive Miner</text:p>
            </text:list-item>
            <text:list-item>
              <text:p text:style-name="P27">Fahland’s method</text:p>
            </text:list-item>
            <text:list-item>
              <text:p text:style-name="P27">Marcus’ method</text:p>
            </text:list-item>
            <text:list-item>
              <text:p text:style-name="P27">My Method</text:p>
            </text:list-item>
          </text:list>
        </text:list-item>
      </text:list>
      <text:p text:style-name="P9"/>
      <text:p text:style-name="P10">TO achieve this workflow, I need to do: </text:p>
      <text:list xml:id="list1970397331" text:style-name="L12">
        <text:list-item>
          <text:p text:style-name="P28"><text:span text:style-name="T15">Add Flow Variables</text:span> into the whole processes to change the control parameters</text:p>
        </text:list-item>
        <text:list-item>
          <text:p text:style-name="P29">Introduce my method into KNIME</text:p>
          <text:list>
            <text:list-item>
              <text:p text:style-name="P30">Introduce <text:span text:style-name="T17">Generate Petri net into KNIME</text:span></text:p>
            </text:list-item>
            <text:list-item>
              <text:p text:style-name="P30">Introduce <text:span text:style-name="T17">Simulate Event log into KNIME</text:span></text:p>
            </text:list-item>
            <text:list-item>
              <text:p text:style-name="P30">Introduce <text:span text:style-name="T15">Label Log and Variant into KNIME</text:span></text:p>
            </text:list-item>
            <text:list-item>
              <text:p text:style-name="P31">Introduce <text:span text:style-name="T15">Split Event Log into KNIME</text:span></text:p>
            </text:list-item>
            <text:list-item>
              <text:p text:style-name="P32"><text:soft-page-break/>Introduce repair method into KNIME</text:p>
            </text:list-item>
          </text:list>
        </text:list-item>
        <text:list-item>
          <text:p text:style-name="P29">Introduce Fahland’s method into KNIME</text:p>
        </text:list-item>
        <text:list-item>
          <text:p text:style-name="P29">Introduce Marcus’ method into KNIME</text:p>
        </text:list-item>
        <text:list-item>
          <text:p text:style-name="P36">Introduce ProM Fitness Evaluation into KNIME</text:p>
        </text:list-item>
      </text:list>
      <text:p text:style-name="P11">The nodes colored orange which can be implemented into KNIME, but the others might difficult. So it can be fully-automated in KNIME. </text:p>
      <text:p text:style-name="P11">The purple nodes are necessary for experiments here <text:span text:style-name="T18">and in consideration to implement it in KNIME. </text:span></text:p>
      <text:p text:style-name="P11"/>
      <text:p text:style-name="P38">The data set used by Fahland, I need to use the filtered data as negative information to get out of it… <text:span text:style-name="T19">Be careful about the data set</text:span></text:p>
      <text:p text:style-name="P11"><text:a xlink:type="simple" xlink:href="https://data.4tu.nl/repository/uuid:31a308ef-c844-48da-948c-305d167a0ec1" text:style-name="Internet_20_link" text:visited-style-name="Visited_20_Internet_20_Link">https://data.4tu.nl/repository/uuid:31a308ef-c844-48da-948c-305d167a0ec1</text:a> </text:p>
      <text:p text:style-name="P11"/>
      <text:p text:style-name="P13"/>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2-25T15:33:18.731963846</dc:date>
    <meta:editing-duration>PT2H19M37S</meta:editing-duration>
    <meta:editing-cycles>34</meta:editing-cycles>
    <meta:generator>LibreOffice/6.0.7.3$Linux_X86_64 LibreOffice_project/00m0$Build-3</meta:generator>
    <meta:document-statistic meta:table-count="1" meta:image-count="0" meta:object-count="2" meta:page-count="6" meta:paragraph-count="118" meta:word-count="934" meta:character-count="5570" meta:non-whitespace-character-count="47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